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1597"/>
    </style:style>
    <style:style style:name="P2" style:family="paragraph" style:parent-style-name="Text_20_body">
      <style:text-properties officeooo:paragraph-rsid="0008c4ab"/>
    </style:style>
    <style:style style:name="P3" style:family="paragraph" style:parent-style-name="Title">
      <style:text-properties officeooo:rsid="00071597" officeooo:paragraph-rsid="00071597"/>
    </style:style>
    <style:style style:name="P4" style:family="paragraph" style:parent-style-name="Subtitle">
      <style:text-properties officeooo:rsid="00071597" officeooo:paragraph-rsid="00071597"/>
    </style:style>
    <style:style style:name="P5" style:family="paragraph" style:parent-style-name="Heading_20_1">
      <style:text-properties officeooo:rsid="00071597" officeooo:paragraph-rsid="00071597"/>
    </style:style>
    <style:style style:name="P6" style:family="paragraph" style:parent-style-name="Heading_20_1">
      <style:text-properties officeooo:rsid="0008c4ab" officeooo:paragraph-rsid="0008c4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LG 447 – Derleyici Tasarımı</text:p>
      <text:p text:style-name="P3">Dönem Ödevi</text:p>
      <text:p text:style-name="P4"><text:tab/>Bölüm I</text:p>
      <text:h text:style-name="P5" text:outline-level="1">1. Gramerin Okunması ve Bellekte Tutulması</text:h>
      <text:p text:style-name="P1"/>
      <text:h text:style-name="P6" text:outline-level="1">2. İLK ve İZLE Kümelerinin Oluşturulması</text:h>
      <text:p text:style-name="P2"/>
      <text:h text:style-name="P6" text:outline-level="1">3. LR(1) Parçalar Kümesinin (DFA) Oluşturulması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Verdan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Verdan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Verdana" style:font-family-asian="Verdan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6:29:51.335824219</meta:creation-date>
    <dc:date>2018-12-08T17:20:33.850618077</dc:date>
    <meta:editing-duration>PT50M43S</meta:editing-duration>
    <meta:editing-cycles>2</meta:editing-cycles>
    <meta:generator>LibreOffice/6.1.3.2$Linux_X86_64 LibreOffice_project/10$Build-2</meta:generator>
    <meta:document-statistic meta:table-count="0" meta:image-count="0" meta:object-count="0" meta:page-count="1" meta:paragraph-count="6" meta:word-count="26" meta:character-count="176" meta:non-whitespace-character-count="154"/>
  </office:meta>
</office:document-meta>
</file>